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IN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language="en" fo:country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LC1"/>stages:</text:p>
      <text:p text:style-name="Preformatted_20_Text"><text:bookmark text:name="LC2"/><text:s text:c="2"/><text:span text:style-name="T1">- push</text:span></text:p>
      <text:p text:style-name="P1"><text:bookmark text:name="LC3"/>push-to-s3: <text:s text:c="5"/></text:p>
      <text:p text:style-name="Preformatted_20_Text"><text:bookmark text:name="LC4"/><text:s text:c="2"/><text:span text:style-name="T1">stage: push</text:span></text:p>
      <text:p text:style-name="Preformatted_20_Text"><text:bookmark text:name="LC5"/><text:s text:c="2"/><text:span text:style-name="T1">image:</text:span></text:p>
      <text:p text:style-name="Preformatted_20_Text"><text:bookmark text:name="LC6"/><text:s text:c="4"/><text:span text:style-name="T1">name: amazon/aws-cli</text:span></text:p>
      <text:p text:style-name="Preformatted_20_Text"><text:bookmark text:name="LC7"/><text:s text:c="4"/><text:span text:style-name="T1">entrypoint: [""]</text:span></text:p>
      <text:p text:style-name="Preformatted_20_Text"><text:bookmark text:name="LC8"/></text:p>
      <text:p text:style-name="Preformatted_20_Text"><text:bookmark text:name="LC9"/><text:s text:c="2"/><text:span text:style-name="T1">script:</text:span></text:p>
      <text:p text:style-name="Preformatted_20_Text"><text:bookmark text:name="LC10"/><text:s text:c="4"/><text:span text:style-name="T1">- echo "pushing index.html to s3..."</text:span></text:p>
      <text:p text:style-name="Preformatted_20_Text"><text:bookmark text:name="LC11"/><text:s text:c="4"/><text:span text:style-name="T1">- aws --version</text:span></text:p>
      <text:p text:style-name="Preformatted_20_Text"><text:bookmark text:name="LC12"/><text:s text:c="4"/><text:span text:style-name="T1">- aws s3 cp index.html s3://S3_BUCKET --recursive</text:span></text:p>
      <text:p text:style-name="Preformatted_20_Text"><text:bookmark text:name="LC13"/></text:p>
      <text:p text:style-name="P2"><text:bookmark text:name="LC14"/><text:s text:c="4"/><text:span text:style-name="T1">- echo "Application successfully pushed."</text:span></text:p>
      <text:p text:style-name="Standard">stages:</text:p>
      <text:p text:style-name="Standard"><text:s text:c="2"/>- artifact</text:p>
      <text:p text:style-name="Standard"><text:s text:c="2"/>- push</text:p>
      <text:p text:style-name="Standard"><text:s text:c="2"/></text:p>
      <text:p text:style-name="Standard"/>
      <text:p text:style-name="Standard">artifact:</text:p>
      <text:p text:style-name="Standard"><text:s text:c="2"/>stage: artifact</text:p>
      <text:p text:style-name="Standard"><text:s text:c="2"/>script:</text:p>
      <text:p text:style-name="Standard"><text:s text:c="3"/>- echo "new file"</text:p>
      <text:p text:style-name="Standard"><text:s text:c="2"/>artifacts:</text:p>
      <text:p text:style-name="Standard"><text:s text:c="5"/>paths:</text:p>
      <text:p text:style-name="Standard"><text:s text:c="7"/>- index.html</text:p>
      <text:p text:style-name="Standard"/>
      <text:p text:style-name="Standard">push-to-s3: <text:s text:c="5"/></text:p>
      <text:p text:style-name="Standard"><text:s text:c="2"/>stage: push</text:p>
      <text:p text:style-name="Standard"><text:s text:c="2"/>image:</text:p>
      <text:p text:style-name="Standard"><text:s text:c="4"/>name: amazon/aws-cli</text:p>
      <text:p text:style-name="Standard"><text:s text:c="4"/>entrypoint: [""]</text:p>
      <text:p text:style-name="Standard"/>
      <text:p text:style-name="Standard"><text:s text:c="2"/>script:</text:p>
      <text:p text:style-name="Standard"><text:s text:c="4"/>- echo "pushing index.html to s3..."</text:p>
      <text:p text:style-name="Standard"><text:s text:c="4"/>- aws --version</text:p>
      <text:p text:style-name="Standard"><text:s text:c="4"/>#- touch README.md</text:p>
      <text:p text:style-name="Standard"><text:s text:c="4"/>- ls $(pwd)</text:p>
      <text:p text:style-name="Standard"><text:s text:c="4"/>- aws s3 cp ./index.html s3://$S3_BUCKET --recursive</text:p>
      <text:p text:style-name="Standard"/>
      <text:p text:style-name="Standard">- echo "Application <text:s/>successfully pushed.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bookmark text:name="LC16"/>stages:</text:p>
      <text:p text:style-name="Preformatted_20_Text"><text:bookmark text:name="LC22"/><text:s text:c="2"/><text:span text:style-name="T1">#- artifact</text:span></text:p>
      <text:p text:style-name="Preformatted_20_Text"><text:bookmark text:name="LC32"/><text:s text:c="2"/><text:span text:style-name="T1">- push</text:span></text:p>
      <text:p text:style-name="Preformatted_20_Text"><text:bookmark text:name="LC42"/><text:s text:c="2"/></text:p>
      <text:p text:style-name="Preformatted_20_Text"><text:bookmark text:name="LC52"/></text:p>
      <text:p text:style-name="P1"><text:bookmark text:name="LC62"/># artifact:</text:p>
      <text:p text:style-name="P1"><text:bookmark text:name="LC72"/># <text:s text:c="2"/>stage: artifact</text:p>
      <text:p text:style-name="P1"><text:bookmark text:name="LC82"/># <text:s text:c="2"/>script:</text:p>
      <text:p text:style-name="P1"><text:bookmark text:name="LC92"/># <text:s text:c="3"/>- echo "new file"</text:p>
      <text:p text:style-name="P1"><text:bookmark text:name="LC102"/># <text:s text:c="2"/>artifacts:</text:p>
      <text:p text:style-name="P1"><text:bookmark text:name="LC112"/># <text:s text:c="5"/>paths:</text:p>
      <text:p text:style-name="P1"><text:bookmark text:name="LC122"/># <text:s text:c="7"/>- index.html</text:p>
      <text:p text:style-name="Preformatted_20_Text"><text:bookmark text:name="LC132"/></text:p>
      <text:p text:style-name="P1"><text:bookmark text:name="LC142"/>push-to-s3: <text:s text:c="5"/></text:p>
      <text:p text:style-name="Preformatted_20_Text"><text:bookmark text:name="LC15"/><text:s text:c="2"/><text:span text:style-name="T1">stage: push</text:span></text:p>
      <text:p text:style-name="Preformatted_20_Text"><text:bookmark text:name="LC161"/><text:s text:c="2"/><text:span text:style-name="T1">image:</text:span></text:p>
      <text:p text:style-name="Preformatted_20_Text"><text:bookmark text:name="LC17"/><text:s text:c="4"/><text:span text:style-name="T1">name: amazon/aws-cli</text:span></text:p>
      <text:p text:style-name="Preformatted_20_Text"><text:bookmark text:name="LC18"/><text:s text:c="4"/><text:span text:style-name="T1">entrypoint: [""]</text:span></text:p>
      <text:p text:style-name="Preformatted_20_Text"><text:bookmark text:name="LC19"/></text:p>
      <text:p text:style-name="Preformatted_20_Text"><text:bookmark text:name="LC20"/><text:s text:c="2"/><text:span text:style-name="T1">script:</text:span></text:p>
      <text:p text:style-name="Preformatted_20_Text"><text:bookmark text:name="LC21"/><text:s text:c="4"/><text:span text:style-name="T1">- echo "pushing index.html to s3..."</text:span></text:p>
      <text:p text:style-name="Preformatted_20_Text"><text:bookmark text:name="LC221"/><text:s text:c="4"/><text:span text:style-name="T1">- aws --version</text:span></text:p>
      <text:p text:style-name="Preformatted_20_Text"><text:bookmark text:name="LC23"/><text:s text:c="4"/><text:span text:style-name="T1">#- touch README.md</text:span></text:p>
      <text:p text:style-name="Preformatted_20_Text"><text:bookmark text:name="LC24"/><text:s text:c="4"/><text:span text:style-name="T1">- ls $(pwd)</text:span></text:p>
      <text:p text:style-name="Preformatted_20_Text"><text:bookmark text:name="LC25"/><text:s text:c="4"/><text:span text:style-name="T1">#- aws s3 rm s3://$S3_BUCKET --recursive</text:span></text:p>
      <text:p text:style-name="Preformatted_20_Text"><text:bookmark text:name="LC26"/><text:s text:c="4"/><text:span text:style-name="T1">- aws s3 cp ./2126_antique_cafe/ s3://$S3_BUCKET --recursive</text:span></text:p>
      <text:p text:style-name="Preformatted_20_Text"><text:bookmark text:name="LC27"/></text:p>
      <text:p text:style-name="Preformatted_20_Text"><text:bookmark text:name="LC28"/><text:s text:c="4"/><text:span text:style-name="T1">- echo "Application <text:s/>successfully pushed."</text:span></text:p>
      <text:p text:style-name="P2"><text:bookmark text:name="LC29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4:20:17.626150743</meta:creation-date>
    <dc:date>2023-02-02T14:27:05.097854323</dc:date>
    <meta:editing-duration>PT6M47S</meta:editing-duration>
    <meta:editing-cycles>1</meta:editing-cycles>
    <meta:document-statistic meta:table-count="0" meta:image-count="0" meta:object-count="0" meta:page-count="2" meta:paragraph-count="59" meta:word-count="159" meta:character-count="1156" meta:non-whitespace-character-count="879"/>
    <meta:generator>LibreOffice/7.3.7.2$Linux_X86_64 LibreOffice_project/30$Build-2</meta:generator>
  </office:meta>
</office:document-meta>
</file>